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modern" style:font-pitch="variable"/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fe7f5" draw:textarea-horizontal-align="justify" draw:textarea-vertical-align="middle" draw:auto-grow-height="false" fo:min-height="1.02cm" fo:min-width="2.92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solid" draw:fill-color="#3399ff" draw:textarea-horizontal-align="justify" draw:textarea-vertical-align="middle" draw:auto-grow-height="false" fo:min-height="1.02cm" fo:min-width="2.929cm"/>
    </style:style>
    <style:style style:name="gr4" style:family="graphic" style:parent-style-name="standard">
      <style:graphic-properties draw:fill="solid" draw:fill-color="#ff6666" draw:textarea-horizontal-align="justify" draw:textarea-vertical-align="middle" draw:auto-grow-height="false" fo:min-height="1.02cm" fo:min-width="2.929cm"/>
    </style:style>
    <style:style style:name="gr5" style:family="graphic" style:parent-style-name="standard">
      <style:graphic-properties draw:fill="solid" draw:fill-color="#ff9900" draw:textarea-horizontal-align="justify" draw:textarea-vertical-align="middle" draw:auto-grow-height="false" fo:min-height="1.02cm" fo:min-width="2.929cm"/>
    </style:style>
    <style:style style:name="gr6" style:family="graphic" style:parent-style-name="standard">
      <style:graphic-properties svg:stroke-width="0.106cm" svg:stroke-color="#ff3333" draw:marker-start-width="0.358cm" draw:marker-end-width="0.358cm" draw:fill="solid" draw:fill-color="#cfe7f5" draw:textarea-horizontal-align="justify" draw:textarea-vertical-align="middle" draw:auto-grow-height="false" fo:min-height="1.02cm" fo:min-width="2.929cm" fo:padding-top="0.177cm" fo:padding-bottom="0.177cm" fo:padding-left="0.302cm" fo:padding-right="0.302cm"/>
    </style:style>
    <style:style style:name="gr7" style:family="graphic" style:parent-style-name="standard">
      <style:graphic-properties svg:stroke-width="0.106cm" svg:stroke-color="#ff3333" draw:marker-start-width="0.359cm" draw:marker-end-width="0.359cm" draw:fill="solid" draw:fill-color="#cfe7f5" draw:textarea-horizontal-align="justify" draw:textarea-vertical-align="middle" draw:auto-grow-height="false" fo:min-height="1.02cm" fo:min-width="2.929cm" fo:padding-top="0.178cm" fo:padding-bottom="0.178cm" fo:padding-left="0.303cm" fo:padding-right="0.303cm"/>
    </style:style>
    <style:style style:name="gr8" style:family="graphic" style:parent-style-name="standard">
      <style:graphic-properties draw:stroke="solid" svg:stroke-width="0.106cm" svg:stroke-color="#ff3333" draw:marker-start-width="0.359cm" draw:marker-end-width="0.359cm" draw:fill="solid" draw:fill-color="#cfe7f5" draw:textarea-horizontal-align="justify" draw:textarea-vertical-align="middle" draw:auto-grow-height="false" fo:min-height="1.02cm" fo:min-width="2.929cm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style:paragraph-properties fo:text-align="center"/>
      <style:text-properties fo:font-size="18pt"/>
    </style:style>
    <style:style style:name="P2" style:family="paragraph">
      <loext:graphic-properties draw:fill="solid" draw:fill-color="#cfe7f5"/>
      <style:paragraph-properties fo:text-align="center"/>
      <style:text-properties style:font-name="Monaco"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4pt"/>
    </style:style>
    <style:style style:name="P5" style:family="paragraph">
      <loext:graphic-properties draw:fill="solid" draw:fill-color="#3399ff"/>
      <style:paragraph-properties fo:text-align="center"/>
      <style:text-properties fo:color="#ffffff" style:font-name="Liberation Sans2" fo:font-size="14pt" style:font-size-asian="14pt" style:font-size-complex="14pt"/>
    </style:style>
    <style:style style:name="P6" style:family="paragraph">
      <loext:graphic-properties draw:fill="solid" draw:fill-color="#ff6666"/>
      <style:paragraph-properties fo:text-align="center"/>
      <style:text-properties fo:color="#ffffff" style:font-name="Liberation Sans2" fo:font-size="14pt" style:font-size-asian="14pt" style:font-size-complex="14pt"/>
    </style:style>
    <style:style style:name="P7" style:family="paragraph">
      <loext:graphic-properties draw:fill="solid" draw:fill-color="#ff9900"/>
      <style:paragraph-properties fo:text-align="center"/>
      <style:text-properties fo:color="#ffffff" style:font-name="Liberation Sans2" fo:font-size="14pt" style:font-size-asian="14pt" style:font-size-complex="14pt"/>
    </style:style>
    <style:style style:name="P8" style:family="paragraph">
      <style:paragraph-properties fo:text-align="center"/>
      <style:text-properties fo:color="#ff3333" fo:font-size="16pt"/>
    </style:style>
    <style:style style:name="P9" style:family="paragraph">
      <loext:graphic-properties draw:fill="none" draw:fill-color="#ffffff"/>
      <style:paragraph-properties fo:text-align="center"/>
      <style:text-properties fo:color="#ff3333" fo:font-size="16pt"/>
    </style:style>
    <style:style style:name="P10" style:family="paragraph">
      <style:paragraph-properties fo:text-align="start"/>
      <style:text-properties fo:color="#ff3333" fo:font-size="16pt"/>
    </style:style>
    <style:style style:name="P11" style:family="paragraph">
      <loext:graphic-properties draw:fill="none" draw:fill-color="#ffffff"/>
      <style:paragraph-properties fo:text-align="start"/>
      <style:text-properties fo:color="#ff3333" fo:font-size="16pt"/>
    </style:style>
    <style:style style:name="T1" style:family="text">
      <style:text-properties style:font-name="Monaco"/>
    </style:style>
    <style:style style:name="T2" style:family="text">
      <style:text-properties fo:color="#ffffff" style:font-name="Liberation Sans2" fo:font-size="14pt" style:font-size-asian="14pt" style:font-size-complex="14pt"/>
    </style:style>
    <style:style style:name="T3" style:family="text">
      <style:text-properties style:font-name="Monaco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napshots" draw:style-name="dp1" draw:master-page-name="Default">
        <draw:custom-shape draw:style-name="gr1" draw:text-style-name="P2" xml:id="id2" draw:id="id2" draw:layer="layout" svg:width="3.429cm" svg:height="1.27cm" svg:x="3.413cm" svg:y="9.322cm">
          <text:p text:style-name="P1"><text:span text:style-name="T1">387f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3.429cm" svg:height="1.27cm" svg:x="8.413cm" svg:y="9.322cm">
          <text:p text:style-name="P1"><text:span text:style-name="T1">9ab3g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.429cm" svg:height="1.27cm" svg:x="13.413cm" svg:y="9.322cm">
          <text:p text:style-name="P1"><text:span text:style-name="T1">4f94ga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8.413cm" svg:y1="9.957cm" svg:x2="6.842cm" svg:y2="9.957cm" draw:start-shape="id1" draw:start-glue-point="3" draw:end-shape="id2" svg:d="M8413 9957h-1571" svg:viewBox="0 0 1572 1">
          <text:p/>
        </draw:connector>
        <draw:connector draw:style-name="gr2" draw:text-style-name="P3" draw:layer="layout" svg:x1="13.413cm" svg:y1="9.957cm" svg:x2="11.842cm" svg:y2="9.957cm" draw:start-shape="id3" draw:start-glue-point="3" draw:end-shape="id1" svg:d="M13413 9957h-1571" svg:viewBox="0 0 1572 1">
          <text:p/>
        </draw:connector>
        <draw:custom-shape draw:style-name="gr3" draw:text-style-name="P5" xml:id="id6" draw:id="id6" draw:layer="layout" svg:width="3.429cm" svg:height="1.27cm" svg:x="13.413cm" svg:y="11.922cm">
          <text:p text:style-name="P4"><text:span text:style-name="T2">Snapshot C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5" draw:id="id5" draw:layer="layout" svg:width="3.429cm" svg:height="1.27cm" svg:x="8.413cm" svg:y="11.922cm">
          <text:p text:style-name="P4"><text:span text:style-name="T2">Snapshot B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4" draw:id="id4" draw:layer="layout" svg:width="3.429cm" svg:height="1.27cm" svg:x="3.413cm" svg:y="11.922cm">
          <text:p text:style-name="P4"><text:span text:style-name="T2">Snapshot A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5.127cm" svg:y1="10.592cm" svg:x2="5.127cm" svg:y2="11.922cm" draw:start-shape="id2" draw:start-glue-point="2" draw:end-shape="id4" svg:d="M5127 10592v1330" svg:viewBox="0 0 1 1331">
          <text:p/>
        </draw:connector>
        <draw:connector draw:style-name="gr2" draw:text-style-name="P3" draw:layer="layout" svg:x1="10.127cm" svg:y1="10.592cm" svg:x2="10.127cm" svg:y2="11.922cm" draw:start-shape="id1" draw:end-shape="id5" svg:d="M10127 10592v1330" svg:viewBox="0 0 1 1331">
          <text:p/>
        </draw:connector>
        <draw:connector draw:style-name="gr2" draw:text-style-name="P3" draw:layer="layout" svg:x1="15.127cm" svg:y1="10.592cm" svg:x2="15.127cm" svg:y2="11.922cm" draw:start-shape="id3" draw:end-shape="id6" draw:end-glue-point="0" svg:d="M15127 10592v1330" svg:viewBox="0 0 1 1331">
          <text:p/>
        </draw:connector>
      </draw:page>
      <draw:page draw:name="HEAD" draw:style-name="dp1" draw:master-page-name="Default_5f_">
        <draw:custom-shape draw:style-name="gr1" draw:text-style-name="P2" xml:id="id8" draw:id="id8" draw:layer="layout" svg:width="3.429cm" svg:height="1.27cm" svg:x="3.413cm" svg:y="9.322cm">
          <text:p text:style-name="P1"><text:span text:style-name="T3">387f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3.429cm" svg:height="1.27cm" svg:x="8.413cm" svg:y="9.322cm">
          <text:p text:style-name="P1"><text:span text:style-name="T3">9ab3g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3.429cm" svg:height="1.27cm" svg:x="13.413cm" svg:y="9.322cm">
          <text:p text:style-name="P1"><text:span text:style-name="T3">4f94ga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8.413cm" svg:y1="9.957cm" svg:x2="6.842cm" svg:y2="9.957cm" draw:start-shape="id7" draw:start-glue-point="3" draw:end-shape="id8" svg:d="M8413 9957h-1571" svg:viewBox="0 0 1572 1">
          <text:p/>
        </draw:connector>
        <draw:connector draw:style-name="gr2" draw:text-style-name="P3" draw:layer="layout" svg:x1="13.413cm" svg:y1="9.957cm" svg:x2="11.842cm" svg:y2="9.957cm" draw:start-shape="id9" draw:start-glue-point="3" draw:end-shape="id7" svg:d="M13413 9957h-1571" svg:viewBox="0 0 1572 1">
          <text:p/>
        </draw:connector>
        <draw:custom-shape draw:style-name="gr4" draw:text-style-name="P6" xml:id="id10" draw:id="id10" draw:layer="layout" svg:width="3.429cm" svg:height="1.27cm" svg:x="13.413cm" svg:y="6.722cm">
          <text:p text:style-name="P4"><text:span text:style-name="T2">master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5.127cm" svg:y1="7.992cm" svg:x2="15.127cm" svg:y2="9.322cm" draw:start-shape="id10" draw:start-glue-point="2" draw:end-shape="id9" svg:d="M15127 7992v1330" svg:viewBox="0 0 1 1331">
          <text:p/>
        </draw:connector>
        <draw:custom-shape draw:style-name="gr5" draw:text-style-name="P7" xml:id="id11" draw:id="id11" draw:layer="layout" svg:width="3.429cm" svg:height="1.27cm" svg:x="13.413cm" svg:y="4.122cm">
          <text:p text:style-name="P4"><text:span text:style-name="T2">HEAD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5.127cm" svg:y1="5.392cm" svg:x2="15.127cm" svg:y2="6.722cm" draw:start-shape="id11" draw:start-glue-point="2" draw:end-shape="id10" svg:d="M15127 5392v1330" svg:viewBox="0 0 1 1331">
          <text:p/>
        </draw:connector>
      </draw:page>
      <draw:page draw:name="New branch" draw:style-name="dp1" draw:master-page-name="Default_5f_">
        <draw:custom-shape draw:style-name="gr1" draw:text-style-name="P2" xml:id="id13" draw:id="id13" draw:layer="layout" svg:width="3.429cm" svg:height="1.27cm" svg:x="3.413cm" svg:y="9.322cm">
          <text:p text:style-name="P1"><text:span text:style-name="T3">387f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3.429cm" svg:height="1.27cm" svg:x="8.413cm" svg:y="9.322cm">
          <text:p text:style-name="P1"><text:span text:style-name="T3">9ab3g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3.429cm" svg:height="1.27cm" svg:x="13.413cm" svg:y="9.322cm">
          <text:p text:style-name="P1"><text:span text:style-name="T3">4f94ga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8.413cm" svg:y1="9.957cm" svg:x2="6.842cm" svg:y2="9.957cm" draw:start-shape="id12" draw:start-glue-point="3" draw:end-shape="id13" svg:d="M8413 9957h-1571" svg:viewBox="0 0 1572 1">
          <text:p/>
        </draw:connector>
        <draw:connector draw:style-name="gr2" draw:text-style-name="P3" draw:layer="layout" svg:x1="13.413cm" svg:y1="9.957cm" svg:x2="11.842cm" svg:y2="9.957cm" draw:start-shape="id14" draw:start-glue-point="3" draw:end-shape="id12" svg:d="M13413 9957h-1571" svg:viewBox="0 0 1572 1">
          <text:p/>
        </draw:connector>
        <draw:custom-shape draw:style-name="gr4" draw:text-style-name="P6" xml:id="id15" draw:id="id15" draw:layer="layout" svg:width="3.429cm" svg:height="1.27cm" svg:x="13.413cm" svg:y="6.722cm">
          <text:p text:style-name="P4"><text:span text:style-name="T2">master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5.127cm" svg:y1="7.992cm" svg:x2="15.127cm" svg:y2="9.322cm" draw:start-shape="id15" draw:start-glue-point="2" draw:end-shape="id14" svg:d="M15127 7992v1330" svg:viewBox="0 0 1 1331">
          <text:p/>
        </draw:connector>
        <draw:custom-shape draw:style-name="gr4" draw:text-style-name="P6" xml:id="id16" draw:id="id16" draw:layer="layout" svg:width="3.429cm" svg:height="1.27cm" svg:x="13.413cm" svg:y="11.922cm">
          <text:p text:style-name="P4"><text:span text:style-name="T2">feature-sub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5.127cm" svg:y1="11.922cm" svg:x2="15.127cm" svg:y2="10.592cm" draw:start-shape="id16" draw:start-glue-point="0" draw:end-shape="id14" svg:d="M15127 11922v-1330" svg:viewBox="0 0 1 1331">
          <text:p/>
        </draw:connector>
        <draw:custom-shape draw:style-name="gr5" draw:text-style-name="P7" xml:id="id17" draw:id="id17" draw:layer="layout" svg:width="3.429cm" svg:height="1.27cm" svg:x="13.413cm" svg:y="4.122cm">
          <text:p text:style-name="P4"><text:span text:style-name="T2">HEAD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5.127cm" svg:y1="5.392cm" svg:x2="15.127cm" svg:y2="6.722cm" draw:start-shape="id17" draw:start-glue-point="2" draw:end-shape="id15" draw:end-glue-point="0" svg:d="M15127 5392v1330" svg:viewBox="0 0 1 1331">
          <text:p/>
        </draw:connector>
      </draw:page>
      <draw:page draw:name="Checkout" draw:style-name="dp1" draw:master-page-name="Default_5f_">
        <draw:custom-shape draw:style-name="gr1" draw:text-style-name="P2" xml:id="id19" draw:id="id19" draw:layer="layout" svg:width="3.429cm" svg:height="1.27cm" svg:x="3.413cm" svg:y="9.322cm">
          <text:p text:style-name="P1"><text:span text:style-name="T3">387f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3.429cm" svg:height="1.27cm" svg:x="8.413cm" svg:y="9.322cm">
          <text:p text:style-name="P1"><text:span text:style-name="T3">9ab3g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3.429cm" svg:height="1.27cm" svg:x="13.413cm" svg:y="9.322cm">
          <text:p text:style-name="P1"><text:span text:style-name="T3">4f94ga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8.413cm" svg:y1="9.957cm" svg:x2="6.842cm" svg:y2="9.957cm" draw:start-shape="id18" draw:start-glue-point="3" draw:end-shape="id19" svg:d="M8413 9957h-1571" svg:viewBox="0 0 1572 1">
          <text:p/>
        </draw:connector>
        <draw:connector draw:style-name="gr2" draw:text-style-name="P3" draw:layer="layout" svg:x1="13.413cm" svg:y1="9.957cm" svg:x2="11.842cm" svg:y2="9.957cm" draw:start-shape="id20" draw:start-glue-point="3" draw:end-shape="id18" svg:d="M13413 9957h-1571" svg:viewBox="0 0 1572 1">
          <text:p/>
        </draw:connector>
        <draw:custom-shape draw:style-name="gr4" draw:text-style-name="P6" xml:id="id21" draw:id="id21" draw:layer="layout" svg:width="3.429cm" svg:height="1.27cm" svg:x="13.413cm" svg:y="6.722cm">
          <text:p text:style-name="P4"><text:span text:style-name="T2">master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5.127cm" svg:y1="7.992cm" svg:x2="15.127cm" svg:y2="9.322cm" draw:start-shape="id21" draw:start-glue-point="2" draw:end-shape="id20" svg:d="M15127 7992v1330" svg:viewBox="0 0 1 1331">
          <text:p/>
        </draw:connector>
        <draw:custom-shape draw:style-name="gr4" draw:text-style-name="P6" xml:id="id22" draw:id="id22" draw:layer="layout" svg:width="3.429cm" svg:height="1.27cm" svg:x="13.413cm" svg:y="11.922cm">
          <text:p text:style-name="P4"><text:span text:style-name="T2">feature-sub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5.127cm" svg:y1="11.922cm" svg:x2="15.127cm" svg:y2="10.592cm" draw:start-shape="id22" draw:start-glue-point="0" draw:end-shape="id20" svg:d="M15127 11922v-1330" svg:viewBox="0 0 1 1331">
          <text:p/>
        </draw:connector>
        <draw:custom-shape draw:style-name="gr5" draw:text-style-name="P7" xml:id="id23" draw:id="id23" draw:layer="layout" svg:width="3.429cm" svg:height="1.27cm" svg:x="13.413cm" svg:y="14.522cm">
          <text:p text:style-name="P4"><text:span text:style-name="T2">HEAD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5.127cm" svg:y1="14.522cm" svg:x2="15.127cm" svg:y2="13.192cm" draw:start-shape="id23" draw:start-glue-point="0" draw:end-shape="id22" draw:end-glue-point="2" svg:d="M15127 14522v-1330" svg:viewBox="0 0 1 1331">
          <text:p/>
        </draw:connector>
      </draw:page>
      <draw:page draw:name="page5" draw:style-name="dp1" draw:master-page-name="Default_5f_">
        <draw:custom-shape draw:style-name="gr1" draw:text-style-name="P2" xml:id="id25" draw:id="id25" draw:layer="layout" svg:width="3.429cm" svg:height="1.27cm" svg:x="3.413cm" svg:y="9.322cm">
          <text:p text:style-name="P1"><text:span text:style-name="T3">387f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4" draw:id="id24" draw:layer="layout" svg:width="3.429cm" svg:height="1.27cm" svg:x="8.413cm" svg:y="9.322cm">
          <text:p text:style-name="P1"><text:span text:style-name="T3">9ab3g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6" draw:id="id26" draw:layer="layout" svg:width="3.429cm" svg:height="1.27cm" svg:x="13.413cm" svg:y="9.322cm">
          <text:p text:style-name="P1"><text:span text:style-name="T3">4f94ga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8.413cm" svg:y1="9.957cm" svg:x2="6.842cm" svg:y2="9.957cm" draw:start-shape="id24" draw:start-glue-point="3" draw:end-shape="id25" svg:d="M8413 9957h-1571" svg:viewBox="0 0 1572 1">
          <text:p/>
        </draw:connector>
        <draw:connector draw:style-name="gr2" draw:text-style-name="P3" draw:layer="layout" svg:x1="13.413cm" svg:y1="9.957cm" svg:x2="11.842cm" svg:y2="9.957cm" draw:start-shape="id26" draw:start-glue-point="3" draw:end-shape="id24" svg:d="M13413 9957h-1571" svg:viewBox="0 0 1572 1">
          <text:p/>
        </draw:connector>
        <draw:custom-shape draw:style-name="gr4" draw:text-style-name="P6" xml:id="id27" draw:id="id27" draw:layer="layout" svg:width="3.429cm" svg:height="1.27cm" svg:x="13.413cm" svg:y="6.722cm">
          <text:p text:style-name="P4"><text:span text:style-name="T2">master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5.127cm" svg:y1="7.992cm" svg:x2="15.127cm" svg:y2="9.322cm" draw:start-shape="id27" draw:start-glue-point="2" draw:end-shape="id26" svg:d="M15127 7992v1330" svg:viewBox="0 0 1 1331">
          <text:p/>
        </draw:connector>
        <draw:custom-shape draw:style-name="gr1" draw:text-style-name="P2" xml:id="id28" draw:id="id28" draw:layer="layout" svg:width="3.429cm" svg:height="1.27cm" svg:x="18.413cm" svg:y="9.322cm">
          <text:p text:style-name="P1"><text:span text:style-name="T3">712ff2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8.413cm" svg:y1="9.957cm" svg:x2="16.842cm" svg:y2="9.957cm" draw:start-shape="id28" draw:start-glue-point="3" draw:end-shape="id26" draw:end-glue-point="1" svg:d="M18413 9957h-1571" svg:viewBox="0 0 1572 1">
          <text:p/>
        </draw:connector>
        <draw:custom-shape draw:style-name="gr4" draw:text-style-name="P6" xml:id="id30" draw:id="id30" draw:layer="layout" svg:width="3.429cm" svg:height="1.27cm" svg:x="18.413cm" svg:y="11.922cm">
          <text:p text:style-name="P4"><text:span text:style-name="T2">feature-sub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29" draw:id="id29" draw:layer="layout" svg:width="3.429cm" svg:height="1.27cm" svg:x="18.413cm" svg:y="14.522cm">
          <text:p text:style-name="P4"><text:span text:style-name="T2">HEAD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20.127cm" svg:y1="14.522cm" svg:x2="20.127cm" svg:y2="13.192cm" draw:start-shape="id29" draw:start-glue-point="0" draw:end-shape="id30" draw:end-glue-point="2" svg:d="M20127 14522v-1330" svg:viewBox="0 0 1 1331">
          <text:p/>
        </draw:connector>
        <draw:connector draw:style-name="gr2" draw:text-style-name="P3" draw:layer="layout" svg:x1="20.127cm" svg:y1="11.922cm" svg:x2="20.127cm" svg:y2="10.592cm" draw:start-shape="id30" draw:start-glue-point="0" draw:end-shape="id28" draw:end-glue-point="2" svg:d="M20127 11922v-1330" svg:viewBox="0 0 1 1331">
          <text:p/>
        </draw:connector>
      </draw:page>
      <draw:page draw:name="page6" draw:style-name="dp1" draw:master-page-name="Default_5f_">
        <draw:custom-shape draw:style-name="gr1" draw:text-style-name="P2" xml:id="id32" draw:id="id32" draw:layer="layout" svg:width="3.429cm" svg:height="1.27cm" svg:x="3.413cm" svg:y="9.322cm">
          <text:p text:style-name="P1"><text:span text:style-name="T3">387f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1" draw:id="id31" draw:layer="layout" svg:width="3.429cm" svg:height="1.27cm" svg:x="8.413cm" svg:y="9.322cm">
          <text:p text:style-name="P1"><text:span text:style-name="T3">9ab3g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3" draw:id="id33" draw:layer="layout" svg:width="3.429cm" svg:height="1.27cm" svg:x="13.413cm" svg:y="9.322cm">
          <text:p text:style-name="P1"><text:span text:style-name="T3">4f94ga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8.413cm" svg:y1="9.957cm" svg:x2="6.842cm" svg:y2="9.957cm" draw:start-shape="id31" draw:start-glue-point="3" draw:end-shape="id32" svg:d="M8413 9957h-1571" svg:viewBox="0 0 1572 1">
          <text:p/>
        </draw:connector>
        <draw:connector draw:style-name="gr2" draw:text-style-name="P3" draw:layer="layout" svg:x1="13.413cm" svg:y1="9.957cm" svg:x2="11.842cm" svg:y2="9.957cm" draw:start-shape="id33" draw:start-glue-point="3" draw:end-shape="id31" svg:d="M13413 9957h-1571" svg:viewBox="0 0 1572 1">
          <text:p/>
        </draw:connector>
        <draw:custom-shape draw:style-name="gr4" draw:text-style-name="P6" xml:id="id34" draw:id="id34" draw:layer="layout" svg:width="3.429cm" svg:height="1.27cm" svg:x="13.413cm" svg:y="6.722cm">
          <text:p text:style-name="P4"><text:span text:style-name="T2">master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5.127cm" svg:y1="7.992cm" svg:x2="15.127cm" svg:y2="9.322cm" draw:start-shape="id34" draw:start-glue-point="2" draw:end-shape="id33" svg:d="M15127 7992v1330" svg:viewBox="0 0 1 1331">
          <text:p/>
        </draw:connector>
        <draw:custom-shape draw:style-name="gr1" draw:text-style-name="P2" xml:id="id35" draw:id="id35" draw:layer="layout" svg:width="3.429cm" svg:height="1.27cm" svg:x="18.413cm" svg:y="9.322cm">
          <text:p text:style-name="P1"><text:span text:style-name="T3">712ff2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8.413cm" svg:y1="9.957cm" svg:x2="16.842cm" svg:y2="9.957cm" draw:start-shape="id35" draw:start-glue-point="3" draw:end-shape="id33" draw:end-glue-point="1" svg:d="M18413 9957h-1571" svg:viewBox="0 0 1572 1">
          <text:p/>
        </draw:connector>
        <draw:custom-shape draw:style-name="gr4" draw:text-style-name="P6" xml:id="id36" draw:id="id36" draw:layer="layout" svg:width="3.429cm" svg:height="1.27cm" svg:x="18.413cm" svg:y="11.922cm">
          <text:p text:style-name="P4"><text:span text:style-name="T2">feature-sub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20.127cm" svg:y1="11.922cm" svg:x2="20.127cm" svg:y2="10.592cm" draw:start-shape="id36" draw:start-glue-point="0" draw:end-shape="id35" draw:end-glue-point="2" svg:d="M20127 11922v-1330" svg:viewBox="0 0 1 1331">
          <text:p/>
        </draw:connector>
        <draw:custom-shape draw:style-name="gr5" draw:text-style-name="P7" xml:id="id37" draw:id="id37" draw:layer="layout" svg:width="3.429cm" svg:height="1.27cm" svg:x="13.413cm" svg:y="4.123cm">
          <text:p text:style-name="P4"><text:span text:style-name="T2">HEAD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5.127cm" svg:y1="5.393cm" svg:x2="15.127cm" svg:y2="6.722cm" draw:start-shape="id37" draw:end-shape="id34" draw:end-glue-point="0" svg:d="M15127 5393v1329" svg:viewBox="0 0 1 1330">
          <text:p/>
        </draw:connector>
      </draw:page>
      <draw:page draw:name="page7" draw:style-name="dp1" draw:master-page-name="Default_5f_">
        <draw:custom-shape draw:style-name="gr1" draw:text-style-name="P2" xml:id="id39" draw:id="id39" draw:layer="layout" svg:width="3.429cm" svg:height="1.27cm" svg:x="3.413cm" svg:y="9.322cm">
          <text:p text:style-name="P1"><text:span text:style-name="T3">387f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8" draw:id="id38" draw:layer="layout" svg:width="3.429cm" svg:height="1.27cm" svg:x="8.413cm" svg:y="9.322cm">
          <text:p text:style-name="P1"><text:span text:style-name="T3">9ab3g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0" draw:id="id40" draw:layer="layout" svg:width="3.429cm" svg:height="1.27cm" svg:x="13.413cm" svg:y="9.322cm">
          <text:p text:style-name="P1"><text:span text:style-name="T3">4f94ga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8.413cm" svg:y1="9.957cm" svg:x2="6.842cm" svg:y2="9.957cm" draw:start-shape="id38" draw:start-glue-point="3" draw:end-shape="id39" svg:d="M8413 9957h-1571" svg:viewBox="0 0 1572 1">
          <text:p/>
        </draw:connector>
        <draw:connector draw:style-name="gr2" draw:text-style-name="P3" draw:layer="layout" svg:x1="13.413cm" svg:y1="9.957cm" svg:x2="11.842cm" svg:y2="9.957cm" draw:start-shape="id40" draw:start-glue-point="3" draw:end-shape="id38" svg:d="M13413 9957h-1571" svg:viewBox="0 0 1572 1">
          <text:p/>
        </draw:connector>
        <draw:custom-shape draw:style-name="gr4" draw:text-style-name="P6" xml:id="id41" draw:id="id41" draw:layer="layout" svg:width="3.429cm" svg:height="1.27cm" svg:x="13.413cm" svg:y="6.722cm">
          <text:p text:style-name="P4"><text:span text:style-name="T2">master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5.127cm" svg:y1="7.992cm" svg:x2="15.127cm" svg:y2="9.322cm" draw:start-shape="id41" draw:start-glue-point="2" draw:end-shape="id40" svg:d="M15127 7992v1330" svg:viewBox="0 0 1 1331">
          <text:p/>
        </draw:connector>
        <draw:custom-shape draw:style-name="gr1" draw:text-style-name="P2" xml:id="id42" draw:id="id42" draw:layer="layout" svg:width="3.429cm" svg:height="1.27cm" svg:x="18.413cm" svg:y="9.322cm">
          <text:p text:style-name="P1"><text:span text:style-name="T3">712ff2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8.413cm" svg:y1="9.957cm" svg:x2="16.842cm" svg:y2="9.957cm" draw:start-shape="id42" draw:start-glue-point="3" draw:end-shape="id40" draw:end-glue-point="1" svg:d="M18413 9957h-1571" svg:viewBox="0 0 1572 1">
          <text:p/>
        </draw:connector>
        <draw:custom-shape draw:style-name="gr4" draw:text-style-name="P6" xml:id="id43" draw:id="id43" draw:layer="layout" svg:width="3.429cm" svg:height="1.27cm" svg:x="18.413cm" svg:y="11.922cm">
          <text:p text:style-name="P4"><text:span text:style-name="T2">feature-sub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20.127cm" svg:y1="11.922cm" svg:x2="20.127cm" svg:y2="10.592cm" draw:start-shape="id43" draw:start-glue-point="0" draw:end-shape="id42" draw:end-glue-point="2" svg:d="M20127 11922v-1330" svg:viewBox="0 0 1 1331">
          <text:p/>
        </draw:connector>
        <draw:custom-shape draw:style-name="gr5" draw:text-style-name="P7" xml:id="id44" draw:id="id44" draw:layer="layout" svg:width="3.429cm" svg:height="1.27cm" svg:x="13.413cm" svg:y="14.523cm">
          <text:p text:style-name="P4"><text:span text:style-name="T2">HEAD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5.127cm" svg:y1="14.523cm" svg:x2="15.127cm" svg:y2="13.193cm" draw:start-shape="id44" draw:end-shape="id45" draw:end-glue-point="2" svg:d="M15127 14523v-1330" svg:viewBox="0 0 1 1331">
          <text:p/>
        </draw:connector>
        <draw:custom-shape draw:style-name="gr4" draw:text-style-name="P6" xml:id="id45" draw:id="id45" draw:layer="layout" svg:width="3.429cm" svg:height="1.27cm" svg:x="13.413cm" svg:y="11.923cm">
          <text:p text:style-name="P4"><text:span text:style-name="T2">fix-add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5.127cm" svg:y1="11.923cm" svg:x2="15.127cm" svg:y2="10.592cm" draw:start-shape="id45" draw:start-glue-point="0" draw:end-shape="id40" svg:d="M15127 11923v-1331" svg:viewBox="0 0 1 1332">
          <text:p/>
        </draw:connector>
      </draw:page>
      <draw:page draw:name="page8" draw:style-name="dp1" draw:master-page-name="Default_5f_">
        <draw:custom-shape draw:style-name="gr1" draw:text-style-name="P2" xml:id="id47" draw:id="id47" draw:layer="layout" svg:width="3.429cm" svg:height="1.27cm" svg:x="3.413cm" svg:y="9.322cm">
          <text:p text:style-name="P1"><text:span text:style-name="T3">387f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6" draw:id="id46" draw:layer="layout" svg:width="3.429cm" svg:height="1.27cm" svg:x="8.413cm" svg:y="9.322cm">
          <text:p text:style-name="P1"><text:span text:style-name="T3">9ab3g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8" draw:id="id48" draw:layer="layout" svg:width="3.429cm" svg:height="1.27cm" svg:x="13.413cm" svg:y="9.322cm">
          <text:p text:style-name="P1"><text:span text:style-name="T3">4f94ga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8.413cm" svg:y1="9.957cm" svg:x2="6.842cm" svg:y2="9.957cm" draw:start-shape="id46" draw:start-glue-point="3" draw:end-shape="id47" svg:d="M8413 9957h-1571" svg:viewBox="0 0 1572 1">
          <text:p/>
        </draw:connector>
        <draw:connector draw:style-name="gr2" draw:text-style-name="P3" draw:layer="layout" svg:x1="13.413cm" svg:y1="9.957cm" svg:x2="11.842cm" svg:y2="9.957cm" draw:start-shape="id48" draw:start-glue-point="3" draw:end-shape="id46" svg:d="M13413 9957h-1571" svg:viewBox="0 0 1572 1">
          <text:p/>
        </draw:connector>
        <draw:custom-shape draw:style-name="gr4" draw:text-style-name="P6" xml:id="id49" draw:id="id49" draw:layer="layout" svg:width="3.429cm" svg:height="1.27cm" svg:x="18.413cm" svg:y="4.722cm">
          <text:p text:style-name="P4"><text:span text:style-name="T2">fix-add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20.127cm" svg:y1="5.992cm" svg:x2="20.127cm" svg:y2="7.322cm" draw:start-shape="id49" draw:start-glue-point="2" draw:end-shape="id50" draw:end-glue-point="0" svg:d="M20127 5992v1330" svg:viewBox="0 0 1 1331">
          <text:p/>
        </draw:connector>
        <draw:custom-shape draw:style-name="gr1" draw:text-style-name="P2" xml:id="id51" draw:id="id51" draw:layer="layout" svg:width="3.429cm" svg:height="1.27cm" svg:x="18.413cm" svg:y="11.322cm">
          <text:p text:style-name="P1"><text:span text:style-name="T3">712ff2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8.413cm" svg:y1="11.957cm" svg:x2="16.842cm" svg:y2="9.957cm" draw:start-shape="id51" draw:start-glue-point="3" draw:end-shape="id48" draw:end-glue-point="1" svg:d="M18413 11957h-786v-2000h-785" svg:viewBox="0 0 1572 2001">
          <text:p/>
        </draw:connector>
        <draw:custom-shape draw:style-name="gr4" draw:text-style-name="P6" xml:id="id52" draw:id="id52" draw:layer="layout" svg:width="3.429cm" svg:height="1.27cm" svg:x="18.413cm" svg:y="13.922cm">
          <text:p text:style-name="P4"><text:span text:style-name="T2">feature-sub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20.127cm" svg:y1="13.922cm" svg:x2="20.127cm" svg:y2="12.592cm" draw:start-shape="id52" draw:start-glue-point="0" draw:end-shape="id51" draw:end-glue-point="2" svg:d="M20127 13922v-1330" svg:viewBox="0 0 1 1331">
          <text:p/>
        </draw:connector>
        <draw:custom-shape draw:style-name="gr5" draw:text-style-name="P7" xml:id="id53" draw:id="id53" draw:layer="layout" svg:width="3.429cm" svg:height="1.27cm" svg:x="18.413cm" svg:y="2.123cm">
          <text:p text:style-name="P4"><text:span text:style-name="T2">HEAD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20.127cm" svg:y1="3.393cm" svg:x2="20.127cm" svg:y2="4.722cm" draw:start-shape="id53" draw:end-shape="id49" draw:end-glue-point="0" svg:d="M20127 3393v1329" svg:viewBox="0 0 1 1330">
          <text:p/>
        </draw:connector>
        <draw:custom-shape draw:style-name="gr1" draw:text-style-name="P2" xml:id="id50" draw:id="id50" draw:layer="layout" svg:width="3.429cm" svg:height="1.27cm" svg:x="18.413cm" svg:y="7.322cm">
          <text:p text:style-name="P1"><text:span text:style-name="T3">2817bc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8.413cm" svg:y1="7.957cm" svg:x2="16.842cm" svg:y2="9.957cm" draw:start-shape="id50" draw:start-glue-point="3" draw:end-shape="id48" draw:end-glue-point="1" svg:d="M18413 7957h-786v2000h-785" svg:viewBox="0 0 1572 2001">
          <text:p/>
        </draw:connector>
        <draw:custom-shape draw:style-name="gr4" draw:text-style-name="P6" xml:id="id54" draw:id="id54" draw:layer="layout" svg:width="3.429cm" svg:height="1.27cm" svg:x="13.413cm" svg:y="6.722cm">
          <text:p text:style-name="P4"><text:span text:style-name="T2">master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5.127cm" svg:y1="7.992cm" svg:x2="15.127cm" svg:y2="9.322cm" draw:start-shape="id54" draw:start-glue-point="2" draw:end-shape="id48" draw:end-glue-point="0" svg:d="M15127 7992v1330" svg:viewBox="0 0 1 1331">
          <text:p/>
        </draw:connector>
      </draw:page>
      <draw:page draw:name="page9" draw:style-name="dp1" draw:master-page-name="Default_5f_">
        <draw:connector draw:style-name="gr2" draw:text-style-name="P3" draw:layer="layout" svg:x1="20.127cm" svg:y1="7.392cm" svg:x2="20.127cm" svg:y2="10.322cm" draw:start-shape="id55" draw:start-glue-point="2" draw:end-shape="id56" draw:end-glue-point="0" svg:d="M20127 7392v2930" svg:viewBox="0 0 1 2931">
          <text:p/>
        </draw:connector>
        <draw:custom-shape draw:style-name="gr1" draw:text-style-name="P2" xml:id="id58" draw:id="id58" draw:layer="layout" svg:width="3.429cm" svg:height="1.27cm" svg:x="3.413cm" svg:y="12.322cm">
          <text:p text:style-name="P1"><text:span text:style-name="T3">387f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7" draw:id="id57" draw:layer="layout" svg:width="3.429cm" svg:height="1.27cm" svg:x="8.413cm" svg:y="12.322cm">
          <text:p text:style-name="P1"><text:span text:style-name="T3">9ab3g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9" draw:id="id59" draw:layer="layout" svg:width="3.429cm" svg:height="1.27cm" svg:x="13.413cm" svg:y="12.322cm">
          <text:p text:style-name="P1"><text:span text:style-name="T3">4f94ga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8.413cm" svg:y1="12.957cm" svg:x2="6.842cm" svg:y2="12.957cm" draw:start-shape="id57" draw:start-glue-point="3" draw:end-shape="id58" svg:d="M8413 12957h-1571" svg:viewBox="0 0 1572 1">
          <text:p/>
        </draw:connector>
        <draw:connector draw:style-name="gr2" draw:text-style-name="P3" draw:layer="layout" svg:x1="13.413cm" svg:y1="12.957cm" svg:x2="11.842cm" svg:y2="12.957cm" draw:start-shape="id59" draw:start-glue-point="3" draw:end-shape="id57" svg:d="M13413 12957h-1571" svg:viewBox="0 0 1572 1">
          <text:p/>
        </draw:connector>
        <draw:custom-shape draw:style-name="gr4" draw:text-style-name="P6" xml:id="id60" draw:id="id60" draw:layer="layout" svg:width="3.429cm" svg:height="1.27cm" svg:x="18.413cm" svg:y="8.222cm">
          <text:p text:style-name="P4"><text:span text:style-name="T2">fix-add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20.127cm" svg:y1="9.492cm" svg:x2="20.127cm" svg:y2="10.322cm" draw:start-shape="id60" draw:start-glue-point="2" draw:end-shape="id56" draw:end-glue-point="0" svg:d="M20127 9492v830" svg:viewBox="0 0 1 831">
          <text:p/>
        </draw:connector>
        <draw:custom-shape draw:style-name="gr1" draw:text-style-name="P2" xml:id="id61" draw:id="id61" draw:layer="layout" svg:width="3.429cm" svg:height="1.27cm" svg:x="18.413cm" svg:y="14.322cm">
          <text:p text:style-name="P1"><text:span text:style-name="T3">712ff2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8.413cm" svg:y1="14.957cm" svg:x2="16.842cm" svg:y2="12.957cm" draw:start-shape="id61" draw:start-glue-point="3" draw:end-shape="id59" draw:end-glue-point="1" svg:d="M18413 14957h-786v-2000h-785" svg:viewBox="0 0 1572 2001">
          <text:p/>
        </draw:connector>
        <draw:custom-shape draw:style-name="gr4" draw:text-style-name="P6" xml:id="id62" draw:id="id62" draw:layer="layout" svg:width="3.429cm" svg:height="1.27cm" svg:x="18.413cm" svg:y="16.422cm">
          <text:p text:style-name="P4"><text:span text:style-name="T2">feature-sub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20.127cm" svg:y1="16.422cm" svg:x2="20.127cm" svg:y2="15.592cm" draw:start-shape="id62" draw:start-glue-point="0" draw:end-shape="id61" draw:end-glue-point="2" svg:d="M20127 16422v-830" svg:viewBox="0 0 1 831">
          <text:p/>
        </draw:connector>
        <draw:custom-shape draw:style-name="gr5" draw:text-style-name="P7" xml:id="id63" draw:id="id63" draw:layer="layout" svg:width="3.429cm" svg:height="1.27cm" svg:x="18.413cm" svg:y="4.023cm">
          <text:p text:style-name="P4"><text:span text:style-name="T2">HEAD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20.127cm" svg:y1="5.293cm" svg:x2="20.127cm" svg:y2="6.122cm" draw:start-shape="id63" draw:end-shape="id55" draw:end-glue-point="0" svg:d="M20127 5293v829" svg:viewBox="0 0 1 830">
          <text:p/>
        </draw:connector>
        <draw:custom-shape draw:style-name="gr1" draw:text-style-name="P2" xml:id="id56" draw:id="id56" draw:layer="layout" svg:width="3.429cm" svg:height="1.27cm" svg:x="18.413cm" svg:y="10.322cm">
          <text:p text:style-name="P1"><text:span text:style-name="T3">2817bc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8.413cm" svg:y1="10.957cm" svg:x2="16.842cm" svg:y2="12.957cm" draw:start-shape="id56" draw:start-glue-point="3" draw:end-shape="id59" draw:end-glue-point="1" svg:d="M18413 10957h-786v2000h-785" svg:viewBox="0 0 1572 2001">
          <text:p/>
        </draw:connector>
        <draw:custom-shape draw:style-name="gr4" draw:text-style-name="P6" xml:id="id55" draw:id="id55" draw:layer="layout" svg:width="3.429cm" svg:height="1.27cm" svg:x="18.413cm" svg:y="6.122cm">
          <text:p text:style-name="P4"><text:span text:style-name="T2">master</text:span></text:p>
          <draw:enhanced-geometry svg:viewBox="0 0 21600 21600" draw:type="rectangle" draw:enhanced-path="M 0 0 L 21600 0 21600 21600 0 21600 0 0 Z N"/>
        </draw:custom-shape>
      </draw:page>
      <draw:page draw:name="page10" draw:style-name="dp1" draw:master-page-name="Default_5f_">
        <draw:custom-shape draw:style-name="gr1" draw:text-style-name="P2" xml:id="id65" draw:id="id65" draw:layer="layout" svg:width="3.429cm" svg:height="1.27cm" svg:x="3.413cm" svg:y="9.322cm">
          <text:p text:style-name="P1"><text:span text:style-name="T3">387f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4" draw:id="id64" draw:layer="layout" svg:width="3.429cm" svg:height="1.27cm" svg:x="8.413cm" svg:y="9.322cm">
          <text:p text:style-name="P1"><text:span text:style-name="T3">9ab3g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6" draw:id="id66" draw:layer="layout" svg:width="3.429cm" svg:height="1.27cm" svg:x="13.413cm" svg:y="9.322cm">
          <text:p text:style-name="P1"><text:span text:style-name="T3">4f94ga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8.413cm" svg:y1="9.957cm" svg:x2="6.842cm" svg:y2="9.957cm" draw:start-shape="id64" draw:start-glue-point="3" draw:end-shape="id65" svg:d="M8413 9957h-1571" svg:viewBox="0 0 1572 1">
          <text:p/>
        </draw:connector>
        <draw:connector draw:style-name="gr2" draw:text-style-name="P3" draw:layer="layout" svg:x1="13.413cm" svg:y1="9.957cm" svg:x2="11.842cm" svg:y2="9.957cm" draw:start-shape="id66" draw:start-glue-point="3" draw:end-shape="id64" svg:d="M13413 9957h-1571" svg:viewBox="0 0 1572 1">
          <text:p/>
        </draw:connector>
        <draw:connector draw:style-name="gr2" draw:text-style-name="P3" draw:layer="layout" svg:x1="20.127cm" svg:y1="7.992cm" svg:x2="20.127cm" svg:y2="9.322cm" draw:start-shape="id67" draw:start-glue-point="2" draw:end-shape="id68" draw:end-glue-point="0" svg:d="M20127 7992v1330" svg:viewBox="0 0 1 1331">
          <text:p/>
        </draw:connector>
        <draw:custom-shape draw:style-name="gr1" draw:text-style-name="P2" xml:id="id69" draw:id="id69" draw:layer="layout" svg:width="3.429cm" svg:height="1.27cm" svg:x="18.413cm" svg:y="11.922cm">
          <text:p text:style-name="P1"><text:span text:style-name="T3">712ff2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8.413cm" svg:y1="12.557cm" svg:x2="16.842cm" svg:y2="9.957cm" draw:start-shape="id69" draw:start-glue-point="3" draw:end-shape="id66" draw:end-glue-point="1" svg:d="M18413 12557h-786v-2600h-785" svg:viewBox="0 0 1572 2601">
          <text:p/>
        </draw:connector>
        <draw:custom-shape draw:style-name="gr5" draw:text-style-name="P7" xml:id="id72" draw:id="id72" draw:layer="layout" svg:width="3.429cm" svg:height="1.27cm" svg:x="23.413cm" svg:y="17.023cm">
          <text:p text:style-name="P4"><text:span text:style-name="T2">HEA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8" draw:id="id68" draw:layer="layout" svg:width="3.429cm" svg:height="1.27cm" svg:x="18.413cm" svg:y="9.322cm">
          <text:p text:style-name="P1"><text:span text:style-name="T3">2817bc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8.413cm" svg:y1="9.957cm" svg:x2="16.842cm" svg:y2="9.957cm" draw:start-shape="id68" draw:start-glue-point="3" draw:end-shape="id66" draw:end-glue-point="1" svg:d="M18413 9957h-1571" svg:viewBox="0 0 1572 1">
          <text:p/>
        </draw:connector>
        <draw:custom-shape draw:style-name="gr4" draw:text-style-name="P6" xml:id="id67" draw:id="id67" draw:layer="layout" svg:width="3.429cm" svg:height="1.27cm" svg:x="18.413cm" svg:y="6.722cm">
          <text:p text:style-name="P4"><text:span text:style-name="T2">mast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1" draw:id="id71" draw:layer="layout" svg:width="3.429cm" svg:height="1.27cm" svg:x="23.413cm" svg:y="11.922cm">
          <text:p text:style-name="P1"><text:span text:style-name="T3">f92ab0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70" draw:id="id70" draw:layer="layout" svg:width="3.429cm" svg:height="1.27cm" svg:x="23.413cm" svg:y="14.522cm">
          <text:p text:style-name="P4"><text:span text:style-name="T2">feature-sub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25.127cm" svg:y1="14.522cm" svg:x2="25.127cm" svg:y2="13.192cm" draw:start-shape="id70" draw:start-glue-point="0" draw:end-shape="id71" draw:end-glue-point="2" svg:d="M25127 14522v-1330" svg:viewBox="0 0 1 1331">
          <text:p/>
        </draw:connector>
        <draw:connector draw:style-name="gr2" draw:text-style-name="P3" draw:layer="layout" svg:x1="23.413cm" svg:y1="12.557cm" svg:x2="21.842cm" svg:y2="12.557cm" draw:start-shape="id71" draw:start-glue-point="3" draw:end-shape="id69" svg:d="M23413 12557h-1571" svg:viewBox="0 0 1572 1">
          <text:p/>
        </draw:connector>
        <draw:connector draw:style-name="gr2" draw:text-style-name="P3" draw:layer="layout" svg:x1="25.127cm" svg:y1="17.023cm" svg:x2="25.127cm" svg:y2="15.792cm" draw:start-shape="id72" draw:start-glue-point="0" draw:end-shape="id70" draw:end-glue-point="2" svg:d="M25127 17023v-1231" svg:viewBox="0 0 1 1232">
          <text:p/>
        </draw:connector>
      </draw:page>
      <draw:page draw:name="page11" draw:style-name="dp1" draw:master-page-name="Default_5f_">
        <draw:custom-shape draw:style-name="gr1" draw:text-style-name="P2" xml:id="id74" draw:id="id74" draw:layer="layout" svg:width="3.429cm" svg:height="1.27cm" svg:x="3.413cm" svg:y="9.322cm">
          <text:p text:style-name="P1"><text:span text:style-name="T3">387f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3" draw:id="id73" draw:layer="layout" svg:width="3.429cm" svg:height="1.27cm" svg:x="8.413cm" svg:y="9.322cm">
          <text:p text:style-name="P1"><text:span text:style-name="T3">9ab3gd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75" draw:id="id75" draw:layer="layout" svg:width="3.429cm" svg:height="1.27cm" svg:x="13.413cm" svg:y="9.322cm">
          <text:p text:style-name="P1"><text:span text:style-name="T3">4f94ga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8.413cm" svg:y1="9.957cm" svg:x2="6.842cm" svg:y2="9.957cm" draw:start-shape="id73" draw:start-glue-point="3" draw:end-shape="id74" svg:d="M8413 9957h-1571" svg:viewBox="0 0 1572 1">
          <text:p/>
        </draw:connector>
        <draw:connector draw:style-name="gr2" draw:text-style-name="P3" draw:layer="layout" svg:x1="13.413cm" svg:y1="9.957cm" svg:x2="11.842cm" svg:y2="9.957cm" draw:start-shape="id75" draw:start-glue-point="3" draw:end-shape="id73" svg:d="M13413 9957h-1571" svg:viewBox="0 0 1572 1">
          <text:p/>
        </draw:connector>
        <draw:connector draw:style-name="gr2" draw:text-style-name="P3" draw:layer="layout" svg:x1="20.127cm" svg:y1="7.992cm" svg:x2="20.127cm" svg:y2="9.322cm" draw:start-shape="id76" draw:start-glue-point="2" draw:end-shape="id77" draw:end-glue-point="0" svg:d="M20127 7992v1330" svg:viewBox="0 0 1 1331">
          <text:p/>
        </draw:connector>
        <draw:custom-shape draw:style-name="gr1" draw:text-style-name="P2" xml:id="id78" draw:id="id78" draw:layer="layout" svg:width="3.429cm" svg:height="1.27cm" svg:x="18.413cm" svg:y="11.922cm">
          <text:p text:style-name="P1"><text:span text:style-name="T3">712ff2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8.413cm" svg:y1="12.557cm" svg:x2="16.842cm" svg:y2="9.957cm" draw:start-shape="id78" draw:start-glue-point="3" draw:end-shape="id75" draw:end-glue-point="1" svg:d="M18413 12557h-760v-2600h-811" svg:viewBox="0 0 1572 2601">
          <text:p/>
        </draw:connector>
        <draw:custom-shape draw:style-name="gr5" draw:text-style-name="P7" xml:id="id81" draw:id="id81" draw:layer="layout" svg:width="3.429cm" svg:height="1.27cm" svg:x="23.413cm" svg:y="17.023cm">
          <text:p text:style-name="P4"><text:span text:style-name="T2">HEAD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77" draw:id="id77" draw:layer="layout" svg:width="3.429cm" svg:height="1.27cm" svg:x="18.413cm" svg:y="9.322cm">
          <text:p text:style-name="P1"><text:span text:style-name="T3">2817bc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8.413cm" svg:y1="9.957cm" svg:x2="16.842cm" svg:y2="9.957cm" draw:start-shape="id77" draw:start-glue-point="3" draw:end-shape="id75" draw:end-glue-point="1" svg:d="M18413 9957h-1571" svg:viewBox="0 0 1572 1">
          <text:p/>
        </draw:connector>
        <draw:custom-shape draw:style-name="gr4" draw:text-style-name="P6" xml:id="id76" draw:id="id76" draw:layer="layout" svg:width="3.429cm" svg:height="1.27cm" svg:x="18.413cm" svg:y="6.722cm">
          <text:p text:style-name="P4"><text:span text:style-name="T2">master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80" draw:id="id80" draw:layer="layout" svg:width="3.429cm" svg:height="1.27cm" svg:x="23.413cm" svg:y="11.922cm">
          <text:p text:style-name="P1"><text:span text:style-name="T3">f92ab0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79" draw:id="id79" draw:layer="layout" svg:width="3.429cm" svg:height="1.27cm" svg:x="23.413cm" svg:y="14.522cm">
          <text:p text:style-name="P4"><text:span text:style-name="T2">feature-sub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25.127cm" svg:y1="14.522cm" svg:x2="25.127cm" svg:y2="13.192cm" draw:start-shape="id79" draw:start-glue-point="0" draw:end-shape="id80" draw:end-glue-point="2" svg:d="M25127 14522v-1330" svg:viewBox="0 0 1 1331">
          <text:p/>
        </draw:connector>
        <draw:connector draw:style-name="gr2" draw:text-style-name="P3" draw:layer="layout" svg:x1="23.413cm" svg:y1="12.557cm" svg:x2="21.842cm" svg:y2="12.557cm" draw:start-shape="id80" draw:start-glue-point="3" draw:end-shape="id78" svg:d="M23413 12557h-1571" svg:viewBox="0 0 1572 1">
          <text:p/>
        </draw:connector>
        <draw:connector draw:style-name="gr2" draw:text-style-name="P3" draw:layer="layout" svg:x1="25.127cm" svg:y1="17.023cm" svg:x2="25.127cm" svg:y2="15.792cm" draw:start-shape="id81" draw:start-glue-point="0" draw:end-shape="id79" draw:end-glue-point="2" svg:d="M25127 17023v-1231" svg:viewBox="0 0 1 1232">
          <text:p/>
        </draw:connector>
        <draw:frame draw:style-name="gr9" draw:text-style-name="P9" draw:layer="layout" svg:width="4.191cm" svg:height="1.513cm" svg:x="13.011cm" svg:y="7.63cm">
          <draw:text-box>
            <text:p text:style-name="P8">Common Ancestor</text:p>
          </draw:text-box>
        </draw:frame>
        <draw:frame draw:style-name="gr9" draw:text-style-name="P11" draw:layer="layout" svg:width="4.191cm" svg:height="1.513cm" svg:x="22.012cm" svg:y="8.231cm">
          <draw:text-box>
            <text:p text:style-name="P10">Snapshot to merge into</text:p>
          </draw:text-box>
        </draw:frame>
        <draw:frame draw:style-name="gr9" draw:text-style-name="P11" draw:layer="layout" svg:width="4.191cm" svg:height="1.513cm" svg:x="24.013cm" svg:y="10.232cm">
          <draw:text-box>
            <text:p text:style-name="P10">Snapshot to merge</text:p>
          </draw:text-box>
        </draw:frame>
      </draw:page>
      <draw:page draw:name="page12" draw:style-name="dp1" draw:master-page-name="Default_5f_">
        <draw:connector draw:style-name="gr2" draw:text-style-name="P3" draw:layer="layout" svg:x1="30.127cm" svg:y1="11.922cm" svg:x2="30.127cm" svg:y2="10.592cm" draw:start-shape="id82" draw:start-glue-point="0" draw:end-shape="id83" draw:end-glue-point="2" svg:d="M30127 11922v-1330" svg:viewBox="0 0 1 1331">
          <text:p/>
        </draw:connector>
        <draw:custom-shape draw:style-name="gr1" draw:text-style-name="P2" xml:id="id85" draw:id="id85" draw:layer="layout" svg:width="3.429cm" svg:height="1.27cm" svg:x="3.413cm" svg:y="9.322cm">
          <text:p text:style-name="P1"><text:span text:style-name="T3">387f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4" draw:id="id84" draw:layer="layout" svg:width="3.429cm" svg:height="1.27cm" svg:x="8.413cm" svg:y="9.322cm">
          <text:p text:style-name="P1"><text:span text:style-name="T3">9ab3g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6" draw:id="id86" draw:layer="layout" svg:width="3.429cm" svg:height="1.27cm" svg:x="13.413cm" svg:y="9.322cm">
          <text:p text:style-name="P1"><text:span text:style-name="T3">4f94ga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8.413cm" svg:y1="9.957cm" svg:x2="6.842cm" svg:y2="9.957cm" draw:start-shape="id84" draw:start-glue-point="3" draw:end-shape="id85" svg:d="M8413 9957h-1571" svg:viewBox="0 0 1572 1">
          <text:p/>
        </draw:connector>
        <draw:connector draw:style-name="gr2" draw:text-style-name="P3" draw:layer="layout" svg:x1="13.413cm" svg:y1="9.957cm" svg:x2="11.842cm" svg:y2="9.957cm" draw:start-shape="id86" draw:start-glue-point="3" draw:end-shape="id84" svg:d="M13413 9957h-1571" svg:viewBox="0 0 1572 1">
          <text:p/>
        </draw:connector>
        <draw:connector draw:style-name="gr2" draw:text-style-name="P3" draw:layer="layout" svg:x1="25.127cm" svg:y1="14.522cm" svg:x2="25.127cm" svg:y2="13.192cm" draw:start-shape="id87" draw:start-glue-point="0" draw:end-shape="id88" draw:end-glue-point="2" svg:d="M25127 14522v-1330" svg:viewBox="0 0 1 1331">
          <text:p/>
        </draw:connector>
        <draw:custom-shape draw:style-name="gr1" draw:text-style-name="P2" xml:id="id89" draw:id="id89" draw:layer="layout" svg:width="3.429cm" svg:height="1.27cm" svg:x="18.413cm" svg:y="11.922cm">
          <text:p text:style-name="P1"><text:span text:style-name="T3">712ff2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8.413cm" svg:y1="12.557cm" svg:x2="16.842cm" svg:y2="9.957cm" draw:start-shape="id89" draw:start-glue-point="3" draw:end-shape="id86" draw:end-glue-point="1" svg:d="M18413 12557h-786v-2600h-785" svg:viewBox="0 0 1572 2601">
          <text:p/>
        </draw:connector>
        <draw:custom-shape draw:style-name="gr5" draw:text-style-name="P7" xml:id="id91" draw:id="id91" draw:layer="layout" svg:width="3.429cm" svg:height="1.27cm" svg:x="28.413cm" svg:y="14.523cm">
          <text:p text:style-name="P4"><text:span text:style-name="T2">HEA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0" draw:id="id90" draw:layer="layout" svg:width="3.429cm" svg:height="1.27cm" svg:x="18.413cm" svg:y="9.322cm">
          <text:p text:style-name="P1"><text:span text:style-name="T3">2817bc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8.413cm" svg:y1="9.957cm" svg:x2="16.842cm" svg:y2="9.957cm" draw:start-shape="id90" draw:start-glue-point="3" draw:end-shape="id86" draw:end-glue-point="1" svg:d="M18413 9957h-1571" svg:viewBox="0 0 1572 1">
          <text:p/>
        </draw:connector>
        <draw:custom-shape draw:style-name="gr4" draw:text-style-name="P6" xml:id="id87" draw:id="id87" draw:layer="layout" svg:width="3.429cm" svg:height="1.27cm" svg:x="23.413cm" svg:y="14.522cm">
          <text:p text:style-name="P4"><text:span text:style-name="T2">feature-su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8" draw:id="id88" draw:layer="layout" svg:width="3.429cm" svg:height="1.27cm" svg:x="23.413cm" svg:y="11.922cm">
          <text:p text:style-name="P1"><text:span text:style-name="T3">f92ab0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82" draw:id="id82" draw:layer="layout" svg:width="3.429cm" svg:height="1.27cm" svg:x="28.413cm" svg:y="11.922cm">
          <text:p text:style-name="P4"><text:span text:style-name="T2">master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23.413cm" svg:y1="12.557cm" svg:x2="21.842cm" svg:y2="12.557cm" draw:start-shape="id88" draw:start-glue-point="3" draw:end-shape="id89" svg:d="M23413 12557h-1571" svg:viewBox="0 0 1572 1">
          <text:p/>
        </draw:connector>
        <draw:connector draw:style-name="gr2" draw:text-style-name="P3" draw:layer="layout" svg:x1="30.127cm" svg:y1="14.523cm" svg:x2="30.127cm" svg:y2="13.192cm" draw:start-shape="id91" draw:start-glue-point="0" draw:end-shape="id82" draw:end-glue-point="2" svg:d="M30127 14523v-1331" svg:viewBox="0 0 1 1332">
          <text:p/>
        </draw:connector>
        <draw:custom-shape draw:style-name="gr1" draw:text-style-name="P2" xml:id="id83" draw:id="id83" draw:layer="layout" svg:width="3.429cm" svg:height="1.27cm" svg:x="28.413cm" svg:y="9.322cm">
          <text:p text:style-name="P1"><text:span text:style-name="T3">04fb82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28.413cm" svg:y1="9.957cm" svg:x2="21.842cm" svg:y2="9.957cm" draw:start-shape="id83" draw:start-glue-point="3" draw:end-shape="id90" svg:d="M28413 9957h-6571" svg:viewBox="0 0 6572 1">
          <text:p/>
        </draw:connector>
        <draw:connector draw:style-name="gr2" draw:text-style-name="P3" draw:layer="layout" svg:x1="28.413cm" svg:y1="9.957cm" svg:x2="26.842cm" svg:y2="12.557cm" draw:start-shape="id83" draw:start-glue-point="3" draw:end-shape="id88" svg:d="M28413 9957h-786v2600h-785" svg:viewBox="0 0 1572 2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modern" style:font-pitch="variable"/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5f_" style:display-name="Default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4T14:48:28.879187000</meta:creation-date>
    <dc:date>2017-02-12T14:30:06.237091000</dc:date>
    <meta:editing-duration>PT3H34M13S</meta:editing-duration>
    <meta:editing-cycles>20</meta:editing-cycles>
    <meta:generator>LibreOffice/5.2.3.3$MacOSX_X86_64 LibreOffice_project/d54a8868f08a7b39642414cf2c8ef2f228f780cf</meta:generator>
    <meta:document-statistic meta:object-count="174"/>
  </office:meta>
</office:document-meta>
</file>